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sans-serif" svg:font-family="sans-serif"/>
    <style:font-face style:name="Arial3" svg:font-family="Arial" style:font-family-generic="swiss"/>
    <style:font-face style:name="DejaVu Serif Condensed" svg:font-family="'DejaVu Serif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size="10.5pt"/>
    </style:style>
    <style:style style:name="P3" style:family="paragraph" style:parent-style-name="Text_20_body">
      <style:paragraph-properties fo:margin-top="0cm" fo:margin-bottom="0cm"/>
      <style:text-properties fo:font-weight="normal"/>
    </style:style>
    <style:style style:name="T1" style:family="text">
      <style:text-properties style:font-name="sans-serif" fo:font-size="15pt"/>
    </style:style>
    <style:style style:name="T2" style:family="text">
      <style:text-properties style:font-name="sans-serif" fo:font-size="15pt" fo:font-weight="bold"/>
    </style:style>
    <style:style style:name="T3" style:family="text">
      <style:text-properties style:font-name="sans-serif" fo:font-size="17pt"/>
    </style:style>
    <style:style style:name="T4" style:family="text">
      <style:text-properties style:font-name="sans-serif" fo:font-size="13.5pt"/>
    </style:style>
    <style:style style:name="T5" style:family="text">
      <style:text-properties fo:font-size="10.5pt"/>
    </style:style>
    <style:style style:name="T6" style:family="text">
      <style:text-properties fo:font-size="16.5pt"/>
    </style:style>
    <style:style style:name="T7" style:family="text">
      <style:text-properties fo:font-size="16.5pt" fo:font-weight="bold" style:font-weight-asian="bold" style:font-weight-complex="bold"/>
    </style:style>
    <style:style style:name="T8" style:family="text">
      <style:text-properties fo:font-size="13.5pt"/>
    </style:style>
    <style:style style:name="T9" style:family="text">
      <style:text-properties fo:font-weight="bold"/>
    </style:style>
    <style:style style:name="T10" style:family="text">
      <style:text-properties style:font-name="Arial1" fo:font-size="14pt" fo:font-weight="bold"/>
    </style:style>
    <style:style style:name="T11" style:family="text">
      <style:text-properties style:font-name="DejaVu Serif Condensed" fo:font-size="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ir</text:span> <text:span text:style-name="T1">widersprechen der</text:span> <text:span text:style-name="T1">angekündigten</text:span> <text:span text:style-name="T1">massiven Erhöhung der Militärausgaben</text:span><text:line-break/><text:span text:style-name="T1">sowie der geplanten Festschreibung</text:span> <text:span text:style-name="T1">von Militärausgaben im Grundgesetz.</text:span><text:line-break/><text:span text:style-name="T1">Die dadurch</text:span> <text:span text:style-name="T1">vorgesehenen</text:span> <text:span text:style-name="T1">tatsächlichen Ausgaben</text:span> <text:span text:style-name="T1">2022</text:span> <text:span text:style-name="T1">für die Bundeswehr</text:span> <text:span text:style-name="T1">in Höhe von</text:span> <text:span text:style-name="T1">70</text:span> <text:span text:style-name="T1">Mrd.Euro</text:span> <text:span text:style-name="T1">entsprechen</text:span><text:line-break/>• <text:span text:style-name="T1">dem</text:span> <text:span text:style-name="T1">3.500-fachen</text:span> <text:span text:style-name="T1">der</text:span> <text:span text:style-name="T1">aktuellen</text:span> <text:span text:style-name="T1">Ausgaben</text:span> <text:span text:style-name="T1">des Auswärtigen Amtes für Internationale Mediation (20 Mio. Euro</text:span> – <text:span text:style-name="T1">das</text:span> <text:span text:style-name="T1">AA</text:span> <text:span text:style-name="T1">ist an 30 bis 40</text:span> <text:span text:style-name="T1">sehr erfolgreichen</text:span> <text:span text:style-name="T1">und</text:span> <text:span text:style-name="T1">nachhaltig</text:span> <text:span text:style-name="T1">friedensschaffenden</text:span> <text:span text:style-name="T1">und</text:span> <text:span text:style-name="T1">damit enorme</text:span> <text:span text:style-name="T1">Folgekosten sparenden Mediationsprojekten beteiligt)</text:span><text:line-break/>• <text:span text:style-name="T1">dem</text:span> <text:span text:style-name="T1">1.300-fachen der</text:span> <text:span text:style-name="T1">aktuellen</text:span> <text:span text:style-name="T1">Ausgaben</text:span> <text:span text:style-name="T1">für den Zivilen Friedensdienst</text:span> <text:span text:style-name="T1">(55 Mio. Euro)</text:span></text:p>
      <text:p text:style-name="P1"> <text:span text:style-name="T3">Gleichzeitig sind die nächsten Wochen eine wohl</text:span><text:span text:style-name="T5"> </text:span><text:span text:style-name="T3">einmalige Chance,</text:span><text:span text:style-name="T5"><text:line-break/></text:span><text:span text:style-name="T1">im Zuge dieser großen Zahlen jetzt</text:span><text:span text:style-name="T5"> </text:span><text:span text:style-name="T1">gleichzeitig</text:span><text:span text:style-name="T5"> </text:span><text:span text:style-name="T1">eine</text:span><text:span text:style-name="T5"> </text:span><text:span text:style-name="T1">relativ</text:span><text:span text:style-name="T5"> </text:span><text:span text:style-name="T1">starke Erhöhung der Ausgaben für Zivile Konfliktbearbeitung und Krisenprävention zu erreichen.</text:span></text:p>
      <text:p text:style-name="P1"><text:line-break/><text:span text:style-name="T7">Wir fordern jährlich 10% der zusätzlich verausgabten Summen für einen Auf- und Ausbauplan "Zivile Konfliktbearbeitung und Krisenprävention"</text:span></text:p>
      <text:p text:style-name="P1"/>
      <text:p text:style-name="P1"> <text:span text:style-name="T1">Des weiteren fordern wir</text:span> <text:span text:style-name="T1">folgende</text:span> <text:span text:style-name="T1">neue Haushaltsstellen:</text:span><text:line-break/><text:span text:style-name="T1">1.</text:span> <text:span text:style-name="T1">Friedens-Attachés in jeder Deutschen Botschaft</text:span><text:line-break/><text:span text:style-name="T1">In Ländern, mit denen Deutschland in verteidigungspolitischen Fragen zusammenarbeitet</text:span><text:line-break/><text:span text:style-name="T1">oder die aus verteidigungspolitischer Sicht von besonderem Interesse sind,</text:span><text:line-break/><text:span text:style-name="T1">ist den deutschen</text:span> <text:span text:style-name="T1">Botschaften</text:span> <text:span text:style-name="T1">bisher</text:span> <text:span text:style-name="T1">jeweils</text:span> <text:span text:style-name="T1">ein Militärattaché zugeordnet.</text:span><text:line-break/><text:span text:style-name="T1">Wir fordern die zusätzliche Einrichtung</text:span> <text:span text:style-name="T1">speziell ausgebildeter Friedens-Attachés</text:span><text:line-break/><text:span text:style-name="T1">in allen deutschen Botschaften.</text:span></text:p>
      <text:p text:style-name="P1"><text:span text:style-name="T1">2.</text:span> <text:span text:style-name="T1">Fortbildung in</text:span> <text:span text:style-name="T1">Sozialer</text:span> <text:span text:style-name="T1">Verteidigung</text:span><text:line-break/><text:span text:style-name="T1">Die baltischen Staaten haben schon</text:span> <text:span text:style-name="T1">2016</text:span> <text:span text:style-name="T1">Sicherheitsstrategien</text:span> <text:span text:style-name="T1">für "zuverlässige Abschreckung" verabschiedet, "die die Vorbereitung der Bürger auf den unbewaffneten aktiven zivilen Widerstand [erfordert], [einschließlich] der Förderung ihres Willens und ihrer Widerstandsfähigkeit gegenüber Informationsangriffen sowie ihrer Fähigkeit, sich an einem</text:span> <text:span text:style-name="T1">vollständigem</text:span> <text:span text:style-name="T1">Widerstand ...</text:span> <text:span text:style-name="T1">der ganzen Nation zu beteiligen".</text:span></text:p>
      <text:p text:style-name="P1"><text:span text:style-name="T1">Das litauische Verteidigungsministerium hat</text:span> <text:span text:style-name="T1">dazu</text:span> <text:span text:style-name="T1">zwei Handbücher über </text:span><text:soft-page-break/><text:span text:style-name="T1">die "Formen und</text:span><text:line-break/><text:span text:style-name="T1">Grundsätze des zivilen Widerstands" im Rahmen der Landesverteidigung herausgegeben.</text:span><text:line-break/><text:span text:style-name="T1">Es gilt, auch die deutsche Bevölkerung</text:span> <text:span text:style-name="T1">flächendeckend</text:span> <text:span text:style-name="T1">in</text:span> <text:span text:style-name="T1">gewaltfreier sozialer</text:span> <text:span text:style-name="T1">Verteidigung</text:span><text:line-break/><text:span text:style-name="T1">auszubilden.</text:span></text:p>
      <text:p text:style-name="P1"><text:span text:style-name="T4">3</text:span><text:span text:style-name="T1">.</text:span> <text:span text:style-name="T1">Verankerung einer konstruktiven Konfliktkultur in der Breite unserer Gesellschaft</text:span></text:p>
      <text:p text:style-name="P1"><text:span text:style-name="T1">a.</text:span> <text:span text:style-name="T1">Ausbildung</text:span> <text:span text:style-name="T1">und Einsatz</text:span> <text:span text:style-name="T1">Ziviler</text:span> <text:span text:style-name="T1">Friedensfachkräfte</text:span><text:line-break/><text:span text:style-name="T1">Die</text:span> <text:span text:style-name="T1">bereits etablierte zivilgesellschaftliche wie auch staatliche</text:span> <text:span text:style-name="T1">Ausbildung und der</text:span> <text:span text:style-name="T1">vom</text:span><text:line-break/><text:span text:style-name="T1">Konsortium Ziviler Friedensdienst koordinierte</text:span> <text:span text:style-name="T1">Einsatz Ziviler Friedensfachkräfte</text:span> <text:span text:style-name="T1">ist stark</text:span><text:line-break/><text:span text:style-name="T1">auszubauen (aktueller</text:span> <text:span text:style-name="T1">Haushaltstitel = 55 Mio. Euro / Jahr)</text:span></text:p>
      <text:p text:style-name="P1"><text:line-break/><text:span text:style-name="T1">b.</text:span> <text:span text:style-name="T1">Breite Aus-</text:span> <text:span text:style-name="T1">und Fortbildung</text:span> <text:span text:style-name="T1">in Ziviler Konfliktbearbeitung</text:span><text:line-break/><text:span text:style-name="T1">Darüberhinaus gilt es,</text:span> <text:span text:style-name="T1">sowohl in der Erwachsenen-</text:span> <text:span text:style-name="T1">wie in der Schulbildung Fähigkeiten</text:span><text:line-break/><text:span text:style-name="T1">zur konstruktiven Konfliktbearbeitung auszubilden und flächendeckend zu fördern.</text:span></text:p>
      <text:p text:style-name="P1"><text:line-break/><text:span text:style-name="T1">4.</text:span> <text:span text:style-name="T1">Öffentlichkeitsarbeit</text:span> <text:span text:style-name="T1">für Zivile Konfliktbearbeitung</text:span><text:line-break/><text:span text:style-name="T1">Wir benötigen</text:span><text:line-break/><text:span text:style-name="T8">a.</text:span><text:span text:style-name="T1">ein</text:span> <text:span text:style-name="T1">Bundesförderprogramm</text:span>  <text:span text:style-name="T8">"</text:span><text:span text:style-name="T1">100 Bildungs-Promotor*innen für</text:span> <text:span text:style-name="T1">Zivile</text:span> <text:span text:style-name="T1">Krisenprävention und</text:span> <text:span text:style-name="T1">-</text:span><text:line-break/><text:span text:style-name="T1">intervention</text:span><text:span text:style-name="T8">"</text:span><text:line-break/><text:span text:style-name="T8">b. </text:span><text:span text:style-name="T1">flächendeckende Öffentlichkeitsarbeit über die Wirksamkeit Sozialer Verteidigung, gewalt-</text:span><text:line-break/><text:span text:style-name="T11">freien</text:span><text:span text:style-name="T1"> Widerstands,</text:span> <text:span text:style-name="T1">Ziviler Krisenprävention und</text:span> <text:span text:style-name="T1">-intervention</text:span> <text:span text:style-name="T1">sowie</text:span> <text:span text:style-name="T1">konstruktive Konflikt-</text:span><text:line-break/><text:span text:style-name="T1">bearbeitung</text:span></text:p>
      <text:p text:style-name="P1"><text:line-break/> <text:span text:style-name="T2">Im</text:span> <text:span text:style-name="T2">Koalitionsvertrag haben die Koalitionsparteien im Dezember 2021 formuliert:</text:span><text:line-break/>„<text:span text:style-name="T2">Die</text:span> <text:span text:style-name="T2">Ausgaben für Krisenprävention, Humanitäre Hilfe, AKBP und</text:span> <text:span text:style-name="T2">Entwicklungszusammenarbeit sollen wie bisher im Maßstab eins-zu-eins</text:span> <text:span text:style-name="T2">wie die Ausgaben für</text:span> <text:span text:style-name="T2">Verteidigung steigen</text:span> <text:span text:style-name="T2">auf Grundlage des Haushaltes 2021.</text:span>“ <text:span text:style-name="T2">(S. 150)</text:span><text:line-break/>• <text:span text:style-name="T2">Auch Sven Kindler, der haushaltspolitische Sprecher der Bundestagsfraktion B90/Die</text:span> <text:span text:style-name="T2">Grünen, hat im</text:span> <text:span text:style-name="T2">Interview mit dem ARD-Hauptstadtstudio am 3. März 2022 formuliert:</text:span><text:line-break/>„<text:span text:style-name="T2">Wenn Deutschland mehr Verantwortung in der Welt übernehmen </text:span><text:soft-page-break/><text:span text:style-name="T2">will, dann gehört dazu genauso, die Gelder für</text:span> <text:span text:style-name="T2">...</text:span> <text:span text:style-name="T2">zivile Krisenprävention</text:span> <text:span text:style-name="T2">...</text:span> <text:span text:style-name="T2">aufzustocken.</text:span><text:line-break/><text:span text:style-name="T2">All das ist auch laut Koalitionsvertrag gekoppelt an eine Erhöhung des Wehretats."</text:span><text:line-break/>• <text:span text:style-name="T2">Dies jetzt angesichts der außergewöhnlichen Entwicklungen und geplanten Ausgabensteigerungen für militärische Verteidigung zu fordern, wäre</text:span> <text:span text:style-name="T2">allerdings</text:span> <text:span text:style-name="T2">unmäßig und unrealistisch.</text:span><text:line-break/><text:span text:style-name="T2">Angesichts dieser Festlegung im Koalitionsvertrag</text:span> <text:span text:style-name="T2">ist unsere</text:span> <text:span text:style-name="T2">Forderung</text:span> „<text:span text:style-name="T2">10 % für Zivil</text:span>“ <text:span text:style-name="T2">das realistische Minimum, das der Bundestag</text:span> <text:span text:style-name="T2">jetzt</text:span> <text:span text:style-name="T2">beschließen sollte.</text:span> </text:p>
      <text:p text:style-name="P1"> <text:span text:style-name="T2">Praktisch</text:span><text:span text:style-name="T9"> </text:span><text:span text:style-name="T2">alle UN-Berichte sowie Evaluierungen bisheriger Auslandseinsätze fordern</text:span><text:span text:style-name="T9"><text:line-break/></text:span><text:span text:style-name="T2">verstärkte Investitionen in die zivilen und polizeilichen Instrumente internationaler Missionen:</text:span><text:span text:style-name="T9"><text:line-break/>• </text:span><text:span text:style-name="T2">Ausgaben für Krisenprävention haben einen 16-fach höheren Wirkungsgrad</text:span><text:span text:style-name="T9"><text:line-break/></text:span><text:span text:style-name="T2">(UN/Weltbank-Studie „Pathways for Peace“ 2018)</text:span><text:span text:style-name="T9"><text:line-break/>• </text:span><text:span text:style-name="T2">Das „High-Level Independent Panel on United Nations Peace Operations“ (HIPPO,</text:span><text:span text:style-name="T9"><text:line-break/></text:span><text:span text:style-name="T2">Hochrangige Unabhängige Untersuchung von UN-Friedensoperationen) empfahl 2015,</text:span><text:span text:style-name="T9"><text:line-break/></text:span><text:span text:style-name="T2">dass unbewaffnete Strategien im Vordergrund von UN-Bemühungen um den Schutz von</text:span> <text:span text:style-name="T2">Zivilbevölkerungen stehen müssen.</text:span><text:span text:style-name="T9"><text:line-break/></text:span><text:span text:style-name="T2">Die „Fokussierung von UN-Missionen auf militärische Interventionen“ sei „kontraproduktiv“.</text:span><text:span text:style-name="T9"> </text:span></text:p>
      <text:p text:style-name="P1"/>
      <text:p text:style-name="P1">Wir bitten Sie, diese Forderungen bei den Verhandlungen im Bundestag einzubringen und zu unterstützen. Wir sind gerne bereit, Sie in ihrem Wahlkreisbüro zu besuchen und in einem persönlichen Gespräch unser Anliegen ausführlicher zu begründen, gemäß dem Angebot im Koalitionsvertrag vom Dezember 2021:</text:p>
      <text:p text:style-name="P3"><text:span text:style-name="T10">"Wir suchen aktiv den Dialog mit den Bürgerinnen und Bürgern über die Herausforderungen der internationalen Politik."</text:span> <text:span text:style-name="T10">(S. 144)</text:span></text:p>
      <text:p text:style-name="P3">Mit freundlichen Grüßen</text:p>
      <text:p text:style-name="P3">(unser aller Namen in alphabetischer Reihenfolge)</text:p>
      <text:p text:style-name="P1"/>
      <text:p text:style-name="P1"/>
      <text:p text:style-name="P1"/>
      <text:p text:style-name="P1"/>
      <text:p text:style-name="P1"/>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sans-serif" svg:font-family="sans-serif"/>
    <style:font-face style:name="Arial3" svg:font-family="Arial" style:font-family-generic="swiss"/>
    <style:font-face style:name="DejaVu Serif Condensed" svg:font-family="'DejaVu Serif Condense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 Grünwald</meta:initial-creator>
    <meta:creation-date>2022-04-01T12:09:16.45</meta:creation-date>
    <meta:document-statistic meta:table-count="0" meta:image-count="0" meta:object-count="0" meta:page-count="3" meta:paragraph-count="17" meta:word-count="645" meta:character-count="5324"/>
    <dc:date>2022-04-01T12:18:19.56</dc:date>
    <dc:creator>Eduard Grünwald</dc:creator>
    <meta:editing-duration>PT9M3S</meta:editing-duration>
    <meta:editing-cycles>1</meta:editing-cycles>
    <meta:generator>OpenOffice/4.0.1$Win32 OpenOffice.org_project/401m5$Build-9714</meta:generator>
  </office:meta>
</office:document-meta>
</file>